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pilogue" svg:font-family="Epilogue, sans-serif"/>
    <style:font-face style:name="Inter" svg:font-family="Inter, BlinkMacSystemFont, 'Segoe UI', Roboto, Oxygen, Ubuntu, Cantarell, 'Fira Sans', 'Droid Sans', 'Helvetica Neue', sans-serif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asacadia code" svg:font-family="'casacadia code', 'Droid Sans Mono', monospace, monospace"/>
    <style:font-face style:name="var font-code" svg:font-family="'var font-code'"/>
  </office:font-face-decls>
  <office:automatic-styles>
    <style:style style:name="P1" style:family="paragraph" style:parent-style-name="Standard">
      <style:text-properties fo:font-size="15pt" fo:font-weight="bold" officeooo:rsid="000ded26" officeooo:paragraph-rsid="000ded2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18f13" officeooo:paragraph-rsid="00118f13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32381" officeooo:paragraph-rsid="00132381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ded26" officeooo:paragraph-rsid="000ded26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c9211e" loext:opacity="100%"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color="#c9211e" loext:opacity="100%" fo:font-size="15pt" fo:font-weight="normal" officeooo:rsid="000ffaca" officeooo:paragraph-rsid="001057c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color="#c9211e" loext:opacity="100%" fo:font-size="15pt" style:text-underline-style="none" fo:font-weight="normal" officeooo:rsid="001fc70f" officeooo:paragraph-rsid="001fc70f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color="#c9211e" loext:opacity="100%" fo:font-size="15pt" style:text-underline-style="none" fo:font-weight="normal" officeooo:rsid="002222a7" officeooo:paragraph-rsid="002222a7" fo:background-color="#d4ea6b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style:line-height-at-least="0.714cm"/>
      <style:text-properties fo:color="#c9211e" loext:opacity="100%" style:font-name="casacadia code" fo:font-size="15pt" fo:font-weight="normal" fo:background-color="#fafafa"/>
    </style:style>
    <style:style style:name="P11" style:family="paragraph" style:parent-style-name="Standard">
      <style:text-properties fo:color="#069a2e" loext:opacity="100%" fo:font-size="15pt" fo:font-weight="normal" officeooo:rsid="00115725" officeooo:paragraph-rsid="00115725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color="#800080" loext:opacity="100%" fo:font-size="15pt" fo:font-weight="normal" officeooo:rsid="00199ee2" officeooo:paragraph-rsid="00199ee2" style:font-size-asian="13.1000003814697pt" style:font-weight-asian="normal" style:font-size-complex="15pt" style:font-weight-complex="normal"/>
    </style:style>
    <style:style style:name="P13" style:family="paragraph" style:parent-style-name="Text_20_body">
      <style:text-properties fo:color="#800080" loext:opacity="100%" fo:font-size="15pt" fo:font-weight="normal" officeooo:rsid="00199ee2" officeooo:paragraph-rsid="00199ee2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officeooo:paragraph-rsid="00199ee2"/>
    </style:style>
    <style:style style:name="P15" style:family="paragraph" style:parent-style-name="Standard">
      <style:text-properties fo:color="#1e6a39" loext:opacity="100%" fo:font-size="15pt" fo:font-weight="normal" officeooo:rsid="001b7de9" officeooo:paragraph-rsid="001b7de9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color="#000000" loext:opacity="100%" fo:font-size="18pt" style:text-underline-style="solid" style:text-underline-width="auto" style:text-underline-color="font-color" fo:font-weight="bold" officeooo:rsid="001b8f70" officeooo:paragraph-rsid="001b8f70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Heading_20_2">
      <style:text-properties fo:font-variant="normal" fo:text-transform="none" fo:color="#4d5b7c" loext:opacity="100%" style:font-name="Epilogue" fo:font-size="15pt" fo:letter-spacing="normal" fo:font-style="normal" style:text-underline-style="none" fo:font-weight="normal" officeooo:rsid="001b8f70" officeooo:paragraph-rsid="001b8f70" style:font-size-asian="13.1000003814697pt" style:font-weight-asian="normal" style:font-size-complex="15pt" style:font-weight-complex="normal"/>
    </style:style>
    <style:style style:name="P19" style:family="paragraph" style:parent-style-name="Standard">
      <style:text-properties fo:font-variant="normal" fo:text-transform="none" fo:color="#3465a4" loext:opacity="100%" style:font-name="Inter" fo:font-size="12pt" fo:letter-spacing="normal" fo:font-style="normal" fo:font-weight="normal" officeooo:rsid="0019c53f" officeooo:paragraph-rsid="00199ee2" style:font-size-asian="13.1000003814697pt" style:font-weight-asian="normal" style:font-size-complex="15pt" style:font-weight-complex="normal"/>
    </style:style>
    <style:style style:name="P20" style:family="paragraph" style:parent-style-name="Standard">
      <style:text-properties fo:font-variant="normal" fo:text-transform="none" fo:color="#1b1b1b" loext:opacity="100%" style:font-name="Inter" fo:font-size="12pt" fo:letter-spacing="normal" fo:font-style="normal" fo:font-weight="normal" officeooo:rsid="0019c53f" officeooo:paragraph-rsid="00199ee2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1">
      <style:text-properties fo:font-size="15pt" fo:font-weight="normal" officeooo:rsid="000fc3b2" officeooo:paragraph-rsid="000fc3b2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1">
      <style:text-properties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1">
      <style:text-properties fo:color="#c9211e" loext:opacity="100%"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24" style:family="paragraph" style:parent-style-name="Standard" style:list-style-name="L2">
      <style:text-properties fo:color="#c9211e" loext:opacity="100%" fo:font-size="15pt" fo:font-weight="normal" officeooo:rsid="001057c0" officeooo:paragraph-rsid="001057c0" style:font-size-asian="13.1000003814697pt" style:font-weight-asian="normal" style:font-size-complex="15pt" style:font-weight-complex="normal"/>
    </style:style>
    <style:style style:name="P25" style:family="paragraph" style:parent-style-name="Standard" style:list-style-name="L2">
      <style:text-properties fo:color="#c9211e" loext:opacity="100%" fo:font-size="15pt" fo:font-weight="normal" officeooo:rsid="00118f13" officeooo:paragraph-rsid="00118f13" style:font-size-asian="13.1000003814697pt" style:font-weight-asian="normal" style:font-size-complex="15pt" style:font-weight-complex="normal"/>
    </style:style>
    <style:style style:name="P26" style:family="paragraph" style:parent-style-name="Standard" style:list-style-name="L2">
      <style:text-properties fo:color="#c9211e" loext:opacity="100%" fo:font-size="15pt" fo:font-weight="normal" officeooo:rsid="00132381" officeooo:paragraph-rsid="00132381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2">
      <style:text-properties fo:color="#c9211e" loext:opacity="100%" style:font-name="casacadia code" fo:font-size="15pt" fo:font-weight="normal" officeooo:rsid="00118f13" officeooo:paragraph-rsid="00118f13" fo:background-color="#fafafa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2">
      <style:text-properties fo:color="#81d41a" loext:opacity="100%" fo:font-size="15pt" fo:font-weight="normal" officeooo:rsid="00115725" officeooo:paragraph-rsid="00115725" style:font-size-asian="13.1000003814697pt" style:font-weight-asian="normal" style:font-size-complex="15pt" style:font-weight-complex="normal"/>
    </style:style>
    <style:style style:name="P29" style:family="paragraph" style:parent-style-name="Standard" style:list-style-name="L2">
      <style:text-properties fo:color="#069a2e" loext:opacity="100%" fo:font-size="15pt" fo:font-weight="normal" officeooo:rsid="00115725" officeooo:paragraph-rsid="00115725" style:font-size-asian="13.1000003814697pt" style:font-weight-asian="normal" style:font-size-complex="15pt" style:font-weight-complex="normal"/>
    </style:style>
    <style:style style:name="P30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3465a4" loext:opacity="100%" style:font-name="Inter" fo:font-size="12pt" fo:letter-spacing="normal" fo:font-style="normal" fo:font-weight="normal"/>
    </style:style>
    <style:style style:name="P31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1b1b1b" loext:opacity="100%" style:font-name="Inter" fo:font-size="12pt" fo:letter-spacing="normal" fo:font-style="normal" fo:font-weight="normal" fo:background-color="#ffffd7"/>
    </style:style>
    <style:style style:name="P32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1b1b1b" loext:opacity="100%" style:font-name="Inter" fo:font-size="12pt" fo:letter-spacing="normal" fo:font-style="normal" fo:font-weight="normal" fo:background-color="#ffffd7"/>
    </style:style>
    <style:style style:name="P33" style:family="paragraph" style:parent-style-name="Text_20_body" style:list-style-name="L4">
      <style:text-properties fo:font-variant="normal" fo:text-transform="none" fo:color="#1b1b1b" loext:opacity="100%" style:font-name="Inter" fo:font-size="12pt" fo:letter-spacing="normal" fo:font-style="normal" fo:font-weight="normal" officeooo:rsid="00199ee2" officeooo:paragraph-rsid="00199ee2" fo:background-color="#ffffd7" style:font-size-asian="13.1000003814697pt" style:font-weight-asian="normal" style:font-size-complex="15pt" style:font-weight-complex="normal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4d5b7c" loext:opacity="100%" style:font-name="Inter1" fo:font-size="12pt" fo:letter-spacing="normal" fo:font-style="normal" fo:font-weight="normal" officeooo:paragraph-rsid="0023bb97"/>
    </style:style>
    <style:style style:name="P35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officeooo:rsid="001057c0"/>
    </style:style>
    <style:style style:name="T2" style:family="text">
      <style:text-properties officeooo:rsid="00112439"/>
    </style:style>
    <style:style style:name="T3" style:family="text">
      <style:text-properties officeooo:rsid="0011562b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213179"/>
    </style:style>
    <style:style style:name="T6" style:family="text">
      <style:text-properties officeooo:rsid="00144052"/>
    </style:style>
    <style:style style:name="T7" style:family="text">
      <style:text-properties fo:color="#069a2e" loext:opacity="100%"/>
    </style:style>
    <style:style style:name="T8" style:family="text">
      <style:text-properties officeooo:rsid="0019c53f"/>
    </style:style>
    <style:style style:name="T9" style:family="text">
      <style:text-properties fo:font-variant="normal" fo:text-transform="none" fo:color="#1b1b1b" loext:opacity="100%" style:font-name="Inter" fo:font-size="12pt" fo:letter-spacing="normal" fo:font-style="normal" fo:font-weight="normal" fo:background-color="#ffffd7" loext:char-shading-value="0"/>
    </style:style>
    <style:style style:name="T10" style:family="text">
      <style:text-properties fo:font-variant="normal" fo:text-transform="none" fo:color="#1b1b1b" loext:opacity="100%" style:font-name="Inter" fo:font-size="12pt" fo:letter-spacing="normal" fo:font-style="normal" officeooo:rsid="0019c53f" fo:background-color="#ffffd7" loext:char-shading-value="0"/>
    </style:style>
    <style:style style:name="T11" style:family="text">
      <style:text-properties fo:font-variant="normal" fo:text-transform="none" fo:color="#1b1b1b" loext:opacity="100%" style:font-name="var font-code" fo:font-size="12pt" fo:letter-spacing="normal" fo:font-style="normal" fo:font-weight="normal" fo:background-color="#ffffd7" loext:char-shading-value="0" loext:padding="0cm" loext:border="none"/>
    </style:style>
    <style:style style:name="T12" style:family="text">
      <style:text-properties fo:font-variant="normal" fo:text-transform="none" fo:color="#1b1b1b" loext:opacity="100%" style:font-name="var font-code" fo:font-size="12pt" fo:letter-spacing="normal" fo:font-style="normal" style:text-underline-style="solid" style:text-underline-width="auto" style:text-underline-color="font-color" fo:font-weight="normal" fo:background-color="#ffffd7" loext:char-shading-value="0" loext:padding="0cm" loext:border="none"/>
    </style:style>
    <style:style style:name="T13" style:family="text">
      <style:text-properties fo:font-variant="normal" fo:text-transform="none" fo:color="#1b1b1b" loext:opacity="100%" style:font-name="var font-code" fo:font-size="12pt" fo:letter-spacing="normal" fo:font-style="normal" officeooo:rsid="0019c53f" fo:background-color="#ffffd7" loext:char-shading-value="0" loext:padding="0cm" loext:border="none"/>
    </style:style>
    <style:style style:name="T14" style:family="text">
      <style:text-properties fo:font-variant="normal" fo:text-transform="none" fo:color="#3465a4" loext:opacity="100%" style:font-name="Inter" fo:font-size="12pt" fo:letter-spacing="normal" fo:font-style="normal"/>
    </style:style>
    <style:style style:name="T15" style:family="text">
      <style:text-properties fo:font-variant="normal" fo:text-transform="none" fo:color="#3465a4" loext:opacity="100%" style:font-name="Inter" fo:font-size="12pt" fo:letter-spacing="normal" fo:font-style="normal" fo:font-weight="normal"/>
    </style:style>
    <style:style style:name="T16" style:family="text">
      <style:text-properties fo:font-variant="normal" fo:text-transform="none" fo:color="#3465a4" loext:opacity="100%" style:font-name="Inter" fo:font-size="12pt" fo:letter-spacing="normal" fo:font-style="normal" officeooo:rsid="0019c53f"/>
    </style:style>
    <style:style style:name="T17" style:family="text">
      <style:text-properties fo:font-variant="normal" fo:text-transform="none" fo:color="#3465a4" loext:opacity="100%" style:font-name="var font-code" fo:font-size="12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3465a4" loext:opacity="100%" style:font-name="var font-code" fo:font-size="12pt" fo:letter-spacing="normal" fo:font-style="normal" style:text-underline-style="solid" style:text-underline-width="auto" style:text-underline-color="font-color" loext:padding="0cm" loext:border="none"/>
    </style:style>
    <style:style style:name="T19" style:family="text">
      <style:text-properties fo:font-variant="normal" fo:text-transform="none" fo:color="#3465a4" loext:opacity="100%" style:font-name="var font-code" fo:font-size="12pt" fo:letter-spacing="normal" fo:font-style="normal" officeooo:rsid="0019c53f" loext:padding="0cm" loext:border="none"/>
    </style:style>
    <style:style style:name="T20" style:family="text">
      <style:text-properties fo:color="#3465a4" loext:opacity="100%" fo:font-size="15pt" fo:font-weight="normal" officeooo:rsid="00199ee2" style:font-size-asian="13.1000003814697pt" style:font-weight-asian="normal" style:font-size-complex="15pt" style:font-weight-complex="normal"/>
    </style:style>
    <style:style style:name="T21" style:family="text">
      <style:text-properties officeooo:rsid="00213179"/>
    </style:style>
    <style:style style:name="T22" style:family="text">
      <style:text-properties officeooo:rsid="0021baa4"/>
    </style:style>
    <style:style style:name="T23" style:family="text">
      <style:text-properties officeooo:rsid="00238c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X MODEL</text:p>
      <text:p text:style-name="P1"/>
      <text:list xml:id="list1356242858" text:style-name="L1">
        <text:list-item>
          <text:p text:style-name="P21">padding – use it to make the box/element bigger as it is the space bw content and the border</text:p>
        </text:list-item>
        <text:list-item>
          <text:p text:style-name="P21">border – goes around the padding and the content</text:p>
        </text:list-item>
        <text:list-item>
          <text:p text:style-name="P21">marign -we use to space 2 elements apart from each other</text:p>
          <text:p text:style-name="P21"/>
        </text:list-item>
        <text:list-item>
          <text:p text:style-name="P22">SYNTAX – padding and margin are same ie only one argument length/percentage/auto</text:p>
        </text:list-item>
        <text:list-item>
          <text:p text:style-name="P22">border has 3 arguments – length/percentage/auto &amp;&amp; line-style &amp;&amp; color.</text:p>
        </text:list-item>
      </text:list>
      <text:p text:style-name="P2"/>
      <text:list xml:id="list234522908125882" text:continue-numbering="true" text:style-name="L1">
        <text:list-item>
          <text:p text:style-name="P23">Height and width properties of an element: eg:</text:p>
        </text:list-item>
      </text:list>
      <text:p text:style-name="P6"><text:s/>.class-<text:span text:style-name="T1">name </text:span>{</text:p>
      <text:p text:style-name="P6">height = 100px;</text:p>
      <text:p text:style-name="P7">width <text:s/>: 100px</text:p>
      <text:p text:style-name="P7">}</text:p>
      <text:list xml:id="list10644010" text:style-name="L2">
        <text:list-item>
          <text:p text:style-name="P24"><text:span text:style-name="T2">IMP : </text:span>height/width is the sum of content + padding +margin (not the <text:span text:style-name="T3">co</text:span>ntent alone)</text:p>
        </text:list-item>
        <text:list-item>
          <text:p text:style-name="P25">e.g: here height and width is 180px each beacuse 100(ele) + 2*30 (padd) +2 *10(border)</text:p>
        </text:list-item>
        <text:list-item>
          <text:p text:style-name="P27">.box-one{</text:p>
        </text:list-item>
      </text:list>
      <text:p text:style-name="P10">background-color: red;</text:p>
      <text:p text:style-name="P10">border: 10px solid purple;</text:p>
      <text:p text:style-name="P10">height: 100px;</text:p>
      <text:p text:style-name="P10">width: 100px;</text:p>
      <text:p text:style-name="P10">padding: 30px ;</text:p>
      <text:p text:style-name="P10">margin: 60px ;</text:p>
      <text:p text:style-name="P10">}</text:p>
      <text:list xml:id="list234521313256172" text:continue-numbering="true" text:style-name="L2">
        <text:list-item>
          <text:p text:style-name="P25">if we want to make height and width of all of the box as defined that is 100px then we will use property box-sizing : border-box;</text:p>
        </text:list-item>
        <text:list-item>
          <text:p text:style-name="P27">.box-one{</text:p>
        </text:list-item>
      </text:list>
      <text:p text:style-name="P10">background-color: red;</text:p>
      <text:p text:style-name="P10">border: 10px solid purple;</text:p>
      <text:p text:style-name="P10">height: 100px;</text:p>
      <text:p text:style-name="P10">width: 100px;</text:p>
      <text:p text:style-name="P10">padding: 30px ;</text:p>
      <text:p text:style-name="P10">margin: 60px ;</text:p>
      <text:p text:style-name="P10">box-sizing: border-box;</text:p>
      <text:p text:style-name="P10">}</text:p>
      <text:list xml:id="list234521279786462" text:continue-numbering="true" text:style-name="L2">
        <text:list-item>
          <text:p text:style-name="P26"><text:soft-page-break/>in above example our actual content reduces down to 20*20 . <text:span text:style-name="T6">(hieght/width)</text:span></text:p>
        </text:list-item>
      </text:list>
      <text:p text:style-name="P4"/>
      <text:p text:style-name="P4"/>
      <text:p text:style-name="P3"/>
      <text:list xml:id="list234522273363232" text:continue-numbering="true" text:style-name="L2">
        <text:list-item>
          <text:p text:style-name="P28">e<text:span text:style-name="T7">.g : if 2 divs are veritcal and we have defined margin = 60 px on both the elements then the difference bw those 2 elements will not be 120 px it will be 60 only.</text:span></text:p>
        </text:list-item>
        <text:list-item>
          <text:p text:style-name="P29">e.g : if 2 divs are veritcal and we have defined margin = 60 px on 1<text:span text:style-name="T4">st</text:span> 70 px on 2<text:span text:style-name="T4">nd</text:span> <text:s/>element then the difference bw those 2 elements will the bigger of the two i.e, 70 px.</text:p>
        </text:list-item>
      </text:list>
      <text:p text:style-name="P11"/>
      <text:p text:style-name="P12">There are 3 types of display:</text:p>
      <text:p text:style-name="P12">1. Block</text:p>
      <text:p text:style-name="P12">2. Inline</text:p>
      <text:p text:style-name="P12">3. <text:span text:style-name="T8">inline-flex</text:span></text:p>
      <text:p text:style-name="P12"><text:tab/></text:p>
      <text:p text:style-name="P14"><text:span text:style-name="T20"><text:s/></text:span><text:span text:style-name="T15">If a box has an outer display type of </text:span><text:span text:style-name="Source_20_Text"><text:span text:style-name="T17">block</text:span></text:span><text:span text:style-name="T15">, then:</text:span></text:p>
      <text:list xml:id="list3080985413" text:style-name="L3">
        <text:list-item>
          <text:p text:style-name="P30">The box will break onto a new line.</text:p>
        </text:list-item>
      </text:list>
      <text:p text:style-name="P12"><text:span text:style-name="T14"><text:s text:c="10"/>If </text:span><text:a xlink:type="simple" xlink:href="https://developer.mozilla.org/en-US/docs/Web/CSS/width" text:style-name="Internet_20_link" text:visited-style-name="Visited_20_Internet_20_Link"><text:span text:style-name="Source_20_Text">width</text:span></text:a><text:span text:style-name="Source_20_Text"><text:span text:style-name="T18"> </text:span></text:span><text:span text:style-name="T14">is not specified </text:span><text:span text:style-name="T16">it will take 100% of the horizontal space</text:span></text:p>
      <text:p text:style-name="P19"/>
      <text:p text:style-name="P12"><text:span text:style-name="T16">Some HTML elements, such as </text:span><text:span text:style-name="Source_20_Text"><text:span text:style-name="T19">&lt;h1&gt;</text:span></text:span><text:span text:style-name="T16"> and </text:span><text:span text:style-name="Source_20_Text"><text:span text:style-name="T19">&lt;p&gt;</text:span></text:span><text:span text:style-name="T16">, use </text:span><text:span text:style-name="Source_20_Text"><text:span text:style-name="T19">block</text:span></text:span><text:span text:style-name="T16"> as their outer display type by default.</text:span></text:p>
      <text:p text:style-name="P20"/>
      <text:p text:style-name="P20"/>
      <text:p text:style-name="P13"><text:span text:style-name="T10">If a box has an outer display type of </text:span><text:span text:style-name="Source_20_Text"><text:span text:style-name="T13">inline</text:span></text:span><text:span text:style-name="T10">, then:</text:span></text:p>
      <text:list xml:id="list2182106103" text:style-name="L4">
        <text:list-item>
          <text:p text:style-name="P31">The box will not break onto a new line.</text:p>
        </text:list-item>
        <text:list-item>
          <text:p text:style-name="P35"><text:span text:style-name="T9">The </text:span><text:a xlink:type="simple" xlink:href="https://developer.mozilla.org/en-US/docs/Web/CSS/width" text:style-name="Internet_20_link" text:visited-style-name="Visited_20_Internet_20_Link"><text:span text:style-name="Source_20_Text"><text:span text:style-name="T12">width</text:span></text:span></text:a><text:span text:style-name="T9"> and </text:span><text:a xlink:type="simple" xlink:href="https://developer.mozilla.org/en-US/docs/Web/CSS/height" text:style-name="Internet_20_link" text:visited-style-name="Visited_20_Internet_20_Link"><text:span text:style-name="Source_20_Text"><text:span text:style-name="T12">height</text:span></text:span></text:a><text:span text:style-name="T9"> properties will not apply.</text:span></text:p>
        </text:list-item>
        <text:list-item>
          <text:p text:style-name="P33">Vertical padding, margins, and borders will apply but will not cause other inline boxes to move away from the box.</text:p>
        </text:list-item>
      </text:list>
      <text:list xml:id="list934426214" text:style-name="L5">
        <text:list-item>
          <text:p text:style-name="P32">Horizontal padding, margins, and borders will apply and will cause other inline boxes to move away from the box.</text:p>
        </text:list-item>
      </text:list>
      <text:p text:style-name="P17"><text:span text:style-name="T9">Some HTML elements, such as </text:span><text:span text:style-name="Source_20_Text"><text:span text:style-name="T11">&lt;a&gt;</text:span></text:span><text:span text:style-name="T9">, </text:span><text:span text:style-name="Source_20_Text"><text:span text:style-name="T11">&lt;span&gt;</text:span></text:span><text:span text:style-name="T9">, </text:span><text:span text:style-name="Source_20_Text"><text:span text:style-name="T11">&lt;em&gt;</text:span></text:span><text:span text:style-name="T9"> and </text:span><text:span text:style-name="Source_20_Text"><text:span text:style-name="T11">&lt;strong&gt;</text:span></text:span><text:span text:style-name="T9"> use </text:span><text:span text:style-name="Source_20_Text"><text:span text:style-name="T11">inline</text:span></text:span><text:span text:style-name="T9"> as their outer display type by default.</text:span></text:p>
      <text:p text:style-name="P12"/>
      <text:p text:style-name="P15">NOTE 1 =&gt; THE VALUE OF MARGIN/PADDING CAN BE TOP,LEFT,RIGHT AND CENTER AND CAN BE PASSED ONE PROPERY BY GIVING 4 VALUES</text:p>
      <text:p text:style-name="P15"/>
      <text:p text:style-name="P15">NOTE 2 =&gt; ALSO THE VALUES OF MARGIN, PaddinG AND BORDER CAN BE -VE</text:p>
      <text:p text:style-name="P15"/>
      <text:p text:style-name="P16"><text:soft-page-break/>DISPLAY PROPERTY :</text:p>
      <text:p text:style-name="P16"/>
      <text:h text:style-name="P18" text:outline-level="2"><text:bookmark text:name="display-inline-block"/>display: inline-block</text:h>
      <text:p text:style-name="P34">Here the top and bottom margins &amp; paddings are respected, but the two copies of the element can still sit side by side.</text:p>
      <text:p text:style-name="P8">Note : Use of Auto: <text:s/>if we have an element of width 300 and its max width is 600 then to align it right so that left margin is <text:s/>+300 , we can use </text:p>
      <text:p text:style-name="P8"><text:s text:c="2"/>margin-left : auto ; <text:span text:style-name="T21">(USE css-odin exercise link 1</text:span><text:span text:style-name="T5">st</text:span><text:span text:style-name="T21"> pro</text:span><text:span text:style-name="T22">b</text:span><text:span text:style-name="T21"> of margin and padding)</text:span></text:p>
      <text:p text:style-name="P8"/>
      <text:p text:style-name="P9">To align an ele to center use =&gt; margin : 0px auto; <text:span text:style-name="T23">(note it is important to give width to th ele firs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pilogue" svg:font-family="Epilogue, sans-serif"/>
    <style:font-face style:name="Inter" svg:font-family="Inter, BlinkMacSystemFont, 'Segoe UI', Roboto, Oxygen, Ubuntu, Cantarell, 'Fira Sans', 'Droid Sans', 'Helvetica Neue', sans-serif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asacadia code" svg:font-family="'casacadia code', 'Droid Sans Mono', monospace, monospac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1:04:10.329973488</meta:creation-date>
    <dc:date>2023-03-26T23:45:20.819812180</dc:date>
    <meta:editing-duration>PT1H27M36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558" meta:character-count="2884" meta:non-whitespace-character-count="2378"/>
  </office:meta>
</office:document-meta>
</file>